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5.4944in" style:rel-column-width="51996*"/>
    </style:style>
    <style:style style:name="Table1.B" style:family="table-column">
      <style:table-column-properties style:column-width="1.4306in" style:rel-column-width="1353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6111in" style:rel-column-width="24712*"/>
    </style:style>
    <style:style style:name="Table2.B" style:family="table-column">
      <style:table-column-properties style:column-width="2.0375in" style:rel-column-width="19282*"/>
    </style:style>
    <style:style style:name="Table2.C" style:family="table-column">
      <style:table-column-properties style:column-width="1.1382in" style:rel-column-width="10771*"/>
    </style:style>
    <style:style style:name="Table2.D" style:family="table-column">
      <style:table-column-properties style:column-width="1.1382in" style:rel-column-width="1077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5" style:family="table-row">
      <style:table-row-properties style:min-row-height="0.2986in"/>
    </style:style>
    <style:style style:name="P1" style:family="paragraph" style:parent-style-name="Header">
      <style:text-properties officeooo:rsid="001ac592" officeooo:paragraph-rsid="001ac592"/>
    </style:style>
    <style:style style:name="P2" style:family="paragraph" style:parent-style-name="Text_20_body">
      <style:text-properties officeooo:rsid="001c8645" officeooo:paragraph-rsid="001c8645"/>
    </style:style>
    <style:style style:name="P3" style:family="paragraph" style:parent-style-name="Text_20_body">
      <style:text-properties officeooo:rsid="001d31d6" officeooo:paragraph-rsid="001d31d6"/>
    </style:style>
    <style:style style:name="P4" style:family="paragraph" style:parent-style-name="Text_20_body">
      <style:text-properties fo:font-style="italic" officeooo:rsid="001d31d6" officeooo:paragraph-rsid="001d31d6" style:font-style-asian="italic" style:font-style-complex="italic"/>
    </style:style>
    <style:style style:name="P5" style:family="paragraph" style:parent-style-name="Text_20_body">
      <style:text-properties fo:font-style="italic" officeooo:rsid="001eec50" officeooo:paragraph-rsid="001eec50" style:font-style-asian="italic" style:font-style-complex="italic"/>
    </style:style>
    <style:style style:name="P6" style:family="paragraph" style:parent-style-name="Text_20_body">
      <style:text-properties officeooo:rsid="002144a3" officeooo:paragraph-rsid="002144a3"/>
    </style:style>
    <style:style style:name="P7" style:family="paragraph" style:parent-style-name="Text_20_body">
      <style:text-properties officeooo:rsid="0021c71d" officeooo:paragraph-rsid="0021c71d"/>
    </style:style>
    <style:style style:name="P8" style:family="paragraph" style:parent-style-name="Text_20_body">
      <style:text-properties officeooo:rsid="00285239" officeooo:paragraph-rsid="00285239"/>
    </style:style>
    <style:style style:name="P9" style:family="paragraph" style:parent-style-name="Text_20_body">
      <style:text-properties officeooo:rsid="00285239" officeooo:paragraph-rsid="002f8ecb"/>
    </style:style>
    <style:style style:name="P10" style:family="paragraph" style:parent-style-name="Text_20_body">
      <style:text-properties officeooo:rsid="0020bca0" officeooo:paragraph-rsid="0020bca0"/>
    </style:style>
    <style:style style:name="P11" style:family="paragraph" style:parent-style-name="Text_20_body">
      <style:text-properties officeooo:rsid="0020bca0" officeooo:paragraph-rsid="004a4619"/>
    </style:style>
    <style:style style:name="P12" style:family="paragraph" style:parent-style-name="Text_20_body">
      <style:text-properties officeooo:rsid="003871aa" officeooo:paragraph-rsid="003871aa"/>
    </style:style>
    <style:style style:name="P13" style:family="paragraph" style:parent-style-name="Text_20_body">
      <style:text-properties officeooo:rsid="004d1d48" officeooo:paragraph-rsid="004d1d48"/>
    </style:style>
    <style:style style:name="P14" style:family="paragraph" style:parent-style-name="Title">
      <style:text-properties officeooo:rsid="001ac592" officeooo:paragraph-rsid="001ac592"/>
    </style:style>
    <style:style style:name="P15" style:family="paragraph" style:parent-style-name="Table_20_Contents">
      <style:text-properties fo:font-weight="bold" officeooo:rsid="001c8645" officeooo:paragraph-rsid="001c8645" style:font-weight-asian="bold" style:font-weight-complex="bold"/>
    </style:style>
    <style:style style:name="P16" style:family="paragraph" style:parent-style-name="Table_20_Contents">
      <style:text-properties fo:font-weight="bold" officeooo:rsid="0029c378" officeooo:paragraph-rsid="0029c378" style:font-weight-asian="bold" style:font-weight-complex="bold"/>
    </style:style>
    <style:style style:name="P17" style:family="paragraph" style:parent-style-name="Table_20_Contents">
      <style:text-properties officeooo:rsid="001c8645" officeooo:paragraph-rsid="001c8645"/>
    </style:style>
    <style:style style:name="P18" style:family="paragraph" style:parent-style-name="Table_20_Contents">
      <style:text-properties officeooo:rsid="002b9b93" officeooo:paragraph-rsid="002b9b93"/>
    </style:style>
    <style:style style:name="P19" style:family="paragraph" style:parent-style-name="Table_20_Contents">
      <style:paragraph-properties fo:text-align="end" style:justify-single-word="false"/>
      <style:text-properties officeooo:rsid="002b9b93" officeooo:paragraph-rsid="002b9b93"/>
    </style:style>
    <style:style style:name="P20" style:family="paragraph" style:parent-style-name="Table_20_Contents">
      <style:text-properties officeooo:rsid="0035cfd0" officeooo:paragraph-rsid="0035cfd0"/>
    </style:style>
    <style:style style:name="P21" style:family="paragraph" style:parent-style-name="Table_20_Contents">
      <style:text-properties officeooo:rsid="0040bbf4" officeooo:paragraph-rsid="0040bbf4"/>
    </style:style>
    <style:style style:name="P22" style:family="paragraph" style:parent-style-name="Table_20_Contents">
      <style:text-properties officeooo:rsid="004fe7a2" officeooo:paragraph-rsid="004fe7a2"/>
    </style:style>
    <style:style style:name="P23" style:family="paragraph" style:parent-style-name="Text_20_body">
      <style:text-properties officeooo:rsid="005957ea" officeooo:paragraph-rsid="005957ea"/>
    </style:style>
    <style:style style:name="P24" style:family="paragraph" style:parent-style-name="Text_20_body">
      <style:text-properties officeooo:rsid="00285239" officeooo:paragraph-rsid="005c6f5f"/>
    </style:style>
    <style:style style:name="P25" style:family="paragraph" style:parent-style-name="Heading_20_1">
      <style:text-properties officeooo:rsid="001c8645" officeooo:paragraph-rsid="001c8645"/>
    </style:style>
    <style:style style:name="P26" style:family="paragraph" style:parent-style-name="Table_20_Contents">
      <style:text-properties officeooo:rsid="0054c4b6" officeooo:paragraph-rsid="0054c4b6"/>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text-properties officeooo:rsid="0056041f" officeooo:paragraph-rsid="0056041f"/>
    </style:style>
    <style:style style:name="P29" style:family="paragraph" style:parent-style-name="Table_20_Contents">
      <style:text-properties officeooo:rsid="0056aa73" officeooo:paragraph-rsid="0056aa73"/>
    </style:style>
    <style:style style:name="P30" style:family="paragraph" style:parent-style-name="Table_20_Contents">
      <style:text-properties fo:font-weight="bold" officeooo:rsid="0056aa73" officeooo:paragraph-rsid="0056aa73" style:font-weight-asian="bold" style:font-weight-complex="bold"/>
    </style:style>
    <style:style style:name="P31" style:family="paragraph" style:parent-style-name="Table_20_Contents">
      <style:paragraph-properties fo:text-align="end" style:justify-single-word="false"/>
      <style:text-properties officeooo:rsid="00575f07" officeooo:paragraph-rsid="00575f07"/>
    </style:style>
    <style:style style:name="P32" style:family="paragraph" style:parent-style-name="Table_20_Contents">
      <style:text-properties fo:font-style="normal" officeooo:rsid="0056aa73" officeooo:paragraph-rsid="0056aa73" style:font-style-asian="normal" style:font-style-complex="normal"/>
    </style:style>
    <style:style style:name="P33" style:family="paragraph" style:parent-style-name="Table_20_Contents">
      <style:paragraph-properties fo:text-align="end" style:justify-single-word="false"/>
      <style:text-properties fo:font-style="normal" officeooo:rsid="0056aa73" officeooo:paragraph-rsid="0056aa73" style:font-style-asian="normal" style:font-style-complex="normal"/>
    </style:style>
    <style:style style:name="P34" style:family="paragraph" style:parent-style-name="Table_20_Contents">
      <style:paragraph-properties fo:text-align="end" style:justify-single-word="false"/>
      <style:text-properties fo:font-style="normal" officeooo:rsid="00575f07" officeooo:paragraph-rsid="00575f07"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ac961" style:font-style-asian="italic" style:font-style-complex="italic"/>
    </style:style>
    <style:style style:name="T3" style:family="text">
      <style:text-properties fo:font-style="italic" officeooo:rsid="003c0829" style:font-style-asian="italic" style:font-style-complex="italic"/>
    </style:style>
    <style:style style:name="T4" style:family="text">
      <style:text-properties fo:font-style="italic" officeooo:rsid="0042985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ec50" style:font-style-asian="normal" style:font-style-complex="normal"/>
    </style:style>
    <style:style style:name="T7" style:family="text">
      <style:text-properties fo:font-style="normal" officeooo:rsid="00296d11" style:font-style-asian="normal" style:font-style-complex="normal"/>
    </style:style>
    <style:style style:name="T8" style:family="text">
      <style:text-properties fo:font-style="normal" officeooo:rsid="002ac961" style:font-style-asian="normal" style:font-style-complex="normal"/>
    </style:style>
    <style:style style:name="T9" style:family="text">
      <style:text-properties fo:font-style="normal" officeooo:rsid="00373321" style:font-style-asian="normal" style:font-style-complex="normal"/>
    </style:style>
    <style:style style:name="T10" style:family="text">
      <style:text-properties fo:font-style="normal" officeooo:rsid="0039af6d" style:font-style-asian="normal" style:font-style-complex="normal"/>
    </style:style>
    <style:style style:name="T11" style:family="text">
      <style:text-properties fo:font-style="normal" officeooo:rsid="0039f1be" style:font-style-asian="normal" style:font-style-complex="normal"/>
    </style:style>
    <style:style style:name="T12" style:family="text">
      <style:text-properties fo:font-style="normal" officeooo:rsid="003b5b20" style:font-style-asian="normal" style:font-style-complex="normal"/>
    </style:style>
    <style:style style:name="T13" style:family="text">
      <style:text-properties fo:font-style="normal" officeooo:rsid="003c0829" style:font-style-asian="normal" style:font-style-complex="normal"/>
    </style:style>
    <style:style style:name="T14" style:family="text">
      <style:text-properties fo:font-style="normal" officeooo:rsid="004044eb" style:font-style-asian="normal" style:font-style-complex="normal"/>
    </style:style>
    <style:style style:name="T15" style:family="text">
      <style:text-properties fo:font-style="normal" officeooo:rsid="004045b5" style:font-style-asian="normal" style:font-style-complex="normal"/>
    </style:style>
    <style:style style:name="T16" style:family="text">
      <style:text-properties fo:font-style="normal" officeooo:rsid="0042985e" style:font-style-asian="normal" style:font-style-complex="normal"/>
    </style:style>
    <style:style style:name="T17" style:family="text">
      <style:text-properties fo:font-style="normal" officeooo:rsid="0045ebf6" style:font-style-asian="normal" style:font-style-complex="normal"/>
    </style:style>
    <style:style style:name="T18" style:family="text">
      <style:text-properties fo:font-style="normal" officeooo:rsid="00485dfb" style:font-style-asian="normal" style:font-style-complex="normal"/>
    </style:style>
    <style:style style:name="T19" style:family="text">
      <style:text-properties fo:font-style="normal" officeooo:rsid="004a4619" style:font-style-asian="normal" style:font-style-complex="normal"/>
    </style:style>
    <style:style style:name="T20" style:family="text">
      <style:text-properties fo:font-style="normal" officeooo:rsid="004a6023" style:font-style-asian="normal" style:font-style-complex="normal"/>
    </style:style>
    <style:style style:name="T21" style:family="text">
      <style:text-properties fo:font-style="normal" officeooo:rsid="004b858b" style:font-style-asian="normal" style:font-style-complex="normal"/>
    </style:style>
    <style:style style:name="T22" style:family="text">
      <style:text-properties fo:font-style="normal" officeooo:rsid="004bb80e" style:font-style-asian="normal" style:font-style-complex="normal"/>
    </style:style>
    <style:style style:name="T23" style:family="text">
      <style:text-properties fo:font-style="normal" officeooo:rsid="004d1d48" style:font-style-asian="normal" style:font-style-complex="normal"/>
    </style:style>
    <style:style style:name="T24" style:family="text">
      <style:text-properties fo:font-style="normal" officeooo:rsid="004e259d" style:font-style-asian="normal" style:font-style-complex="normal"/>
    </style:style>
    <style:style style:name="T25" style:family="text">
      <style:text-properties fo:font-style="normal" officeooo:rsid="00550dac" style:font-style-asian="normal" style:font-style-complex="normal"/>
    </style:style>
    <style:style style:name="T26" style:family="text">
      <style:text-properties officeooo:rsid="001eec50"/>
    </style:style>
    <style:style style:name="T27" style:family="text">
      <style:text-properties officeooo:rsid="002144a3"/>
    </style:style>
    <style:style style:name="T28" style:family="text">
      <style:text-properties officeooo:rsid="002298c5"/>
    </style:style>
    <style:style style:name="T29" style:family="text">
      <style:text-properties fo:font-weight="bold" officeooo:rsid="0023c3af" style:font-weight-asian="bold" style:font-weight-complex="bold"/>
    </style:style>
    <style:style style:name="T30" style:family="text">
      <style:text-properties fo:font-weight="bold" officeooo:rsid="002298c5" style:font-weight-asian="bold" style:font-weight-complex="bold"/>
    </style:style>
    <style:style style:name="T31" style:family="text">
      <style:text-properties fo:font-weight="normal" officeooo:rsid="0023c3af" style:font-weight-asian="normal" style:font-weight-complex="normal"/>
    </style:style>
    <style:style style:name="T32" style:family="text">
      <style:text-properties fo:font-weight="normal" officeooo:rsid="0025a826" style:font-weight-asian="normal" style:font-weight-complex="normal"/>
    </style:style>
    <style:style style:name="T33" style:family="text">
      <style:text-properties fo:font-weight="normal" officeooo:rsid="00285239" style:font-weight-asian="normal" style:font-weight-complex="normal"/>
    </style:style>
    <style:style style:name="T34" style:family="text">
      <style:text-properties officeooo:rsid="0025a826"/>
    </style:style>
    <style:style style:name="T35" style:family="text">
      <style:text-properties officeooo:rsid="00296d11"/>
    </style:style>
    <style:style style:name="T36" style:family="text">
      <style:text-properties officeooo:rsid="0029c378"/>
    </style:style>
    <style:style style:name="T37" style:family="text">
      <style:text-properties officeooo:rsid="00320034"/>
    </style:style>
    <style:style style:name="T38" style:family="text">
      <style:text-properties officeooo:rsid="0040bbf4"/>
    </style:style>
    <style:style style:name="T39" style:family="text">
      <style:text-properties officeooo:rsid="00445fad"/>
    </style:style>
    <style:style style:name="T40" style:family="text">
      <style:text-properties officeooo:rsid="004490be"/>
    </style:style>
    <style:style style:name="T41" style:family="text">
      <style:text-properties officeooo:rsid="0045c857"/>
    </style:style>
    <style:style style:name="T42" style:family="text">
      <style:text-properties officeooo:rsid="004a4619"/>
    </style:style>
    <style:style style:name="T43" style:family="text">
      <style:text-properties officeooo:rsid="0051d733"/>
    </style:style>
    <style:style style:name="T44" style:family="text">
      <style:text-properties officeooo:rsid="0054a142"/>
    </style:style>
    <style:style style:name="T45" style:family="text">
      <style:text-properties officeooo:rsid="0054a554"/>
    </style:style>
    <style:style style:name="T46" style:family="text">
      <style:text-properties officeooo:rsid="00575f07"/>
    </style:style>
    <style:style style:name="T47" style:family="text">
      <style:text-properties officeooo:rsid="005a051a"/>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1-791 HW3 Report</text:p>
      <text:h text:style-name="P25" text:outline-level="1">Error Analysis</text:h>
      <text:p text:style-name="P2">After running the baseline system I performed an analysis on the 19 examples that were not perfectly retrieved and split the kinds of errors in several categories:</text:p>
      <table:table table:name="Table1" table:style-name="Table1">
        <table:table-column table:style-name="Table1.A"/>
        <table:table-column table:style-name="Table1.B"/>
        <table:table-row>
          <table:table-cell table:style-name="Table1.A1" office:value-type="string">
            <text:p text:style-name="P15">Error Type</text:p>
          </table:table-cell>
          <table:table-cell table:style-name="Table1.B1" office:value-type="string">
            <text:p text:style-name="P15">Count</text:p>
          </table:table-cell>
        </table:table-row>
        <table:table-row>
          <table:table-cell table:style-name="Table1.A2" office:value-type="string">
            <text:p text:style-name="P17">Confounding Information</text:p>
          </table:table-cell>
          <table:table-cell table:style-name="Table1.B2" office:value-type="string">
            <text:p text:style-name="P17">5</text:p>
          </table:table-cell>
        </table:table-row>
        <table:table-row>
          <table:table-cell table:style-name="Table1.A2" office:value-type="string">
            <text:p text:style-name="P17">Synonym</text:p>
          </table:table-cell>
          <table:table-cell table:style-name="Table1.B2" office:value-type="string">
            <text:p text:style-name="P17">5</text:p>
          </table:table-cell>
        </table:table-row>
        <table:table-row>
          <table:table-cell table:style-name="Table1.A2" office:value-type="string">
            <text:p text:style-name="P17">Lemmatization/Tokenization Issue</text:p>
          </table:table-cell>
          <table:table-cell table:style-name="Table1.B2" office:value-type="string">
            <text:p text:style-name="P17">6</text:p>
          </table:table-cell>
        </table:table-row>
        <table:table-row>
          <table:table-cell table:style-name="Table1.A2" office:value-type="string">
            <text:p text:style-name="P17">Different Casing</text:p>
          </table:table-cell>
          <table:table-cell table:style-name="Table1.B2" office:value-type="string">
            <text:p text:style-name="P17">2</text:p>
          </table:table-cell>
        </table:table-row>
        <table:table-row>
          <table:table-cell table:style-name="Table1.A2" office:value-type="string">
            <text:p text:style-name="P17">PoS <text:span text:style-name="T26">Morphing</text:span></text:p>
          </table:table-cell>
          <table:table-cell table:style-name="Table1.B2" office:value-type="string">
            <text:p text:style-name="P17">1</text:p>
          </table:table-cell>
        </table:table-row>
      </table:table>
      <text:p text:style-name="P2"/>
      <text:p text:style-name="P3"><text:span text:style-name="T1">Confounding Information</text:span> means that the relevant gold standard answer also had additional unnecessary information that increased the length of the answer and thus reduced cosine similarity. For this error a sub-sentence analysis might be necessary and some of the errors are hard to correct. <text:span text:style-name="T27">A different similarity measure might improve some of these errors.</text:span></text:p>
      <text:p text:style-name="P3"><text:span text:style-name="T1">Synonym</text:span> means that the words in the query were replaced in the answer with synonyms or words that have a very similar meaning in the given context. Potentially a more sophisticated similarity model might catch this but probably only partly.</text:p>
      <text:p text:style-name="P3"><text:span text:style-name="T1">Lemmatization/Tokenization Issue</text:span> reflects errors that remain because the current tokenization does not split punctuation, as well as errors with words in different forms, e.g. `die` and `died` should be the same in certain contexts. This also includes abbreviations that were not lemm<text:span text:style-name="T26">a</text:span>tized to the correct form e.g., N.J. to New Jersey, <text:span text:style-name="T37">as well as, stopwords that boost the score of wrong answers. Most of these errors can be improved by preprocessing.</text:span></text:p>
      <text:p text:style-name="P4">Different Casing <text:span text:style-name="T6">is for cases where performing case-folding would improve the situation.</text:span></text:p>
      <text:p text:style-name="P5">PoS Morphing <text:span text:style-name="T5">means that a key word in the query was in a different Part of Speech than in the relevant answer. For instance, it could be the verb “</text:span>treat<text:span text:style-name="T5">” in the query and the noun “</text:span>treatment<text:span text:style-name="T5">” in the relevant answer. </text:span><text:span text:style-name="T9">Lemmatization might not be enough for these cases.</text:span><text:span text:style-name="T5"> </text:span></text:p>
      <text:h text:style-name="P25" text:outline-level="1">System Architecture</text:h>
      <text:p text:style-name="P10">This section explains the software engineering decisions and applied patterns for part 2 of the assignment. <text:span text:style-name="T42">For text normalization, </text:span><text:span text:style-name="T7">I used the factory pattern for creating text normalization objects that depending on the configuration parameters perform case folding, tokenization, and/or </text:span><text:span text:style-name="T17">stemming</text:span><text:span text:style-name="T7">. </text:span><text:soft-page-break/><text:span text:style-name="T12">For this I replaced my tokenization </text:span><text:span text:style-name="T13">in the DocumentVectorAnnotator with a call to </text:span><text:span text:style-name="T14">a Tokenizer</text:span><text:span text:style-name="T13"> object that is constructed in the Annotator's</text:span><text:span text:style-name="T3"> initialize </text:span><text:span text:style-name="T13">method by calling the factory based on the given UIMA parameter </text:span><text:span text:style-name="T14">value</text:span><text:span text:style-name="T13">. </text:span><text:span text:style-name="T14">Furthermore, the Tokenizer object can have an arbitrary number of TextNormaliz</text:span><text:span text:style-name="T15">er objects (configured via a multi-valued UIMA parameter)</text:span><text:span text:style-name="T14"> that normalize the token after tokenization </text:span><text:span text:style-name="T19">(e.g., case folding etc.)</text:span><text:span text:style-name="T14">. </text:span><text:span text:style-name="T16">For the specializations of the Tokenizer objects I use the template method pattern, </text:span><text:span text:style-name="T18">so they only implement the tokenization and the subsequent normalization </text:span><text:span text:style-name="T19">as part of Tokenizer</text:span><text:span text:style-name="T18"> is called by the abstract Tokenizer </text:span><text:span text:style-name="T19">class</text:span><text:span text:style-name="T16">. </text:span><text:span text:style-name="T23">Since I combined multiple patterns here I drew the class diagram to give a quick overview:</text:span></text:p>
      <text:p text:style-name="P13"><text:span text:style-name="T23">&lt;</text:span><text:span text:style-name="T5">DIAGRAM&gt;</text:span></text:p>
      <text:p text:style-name="P11"><text:span text:style-name="T20">In the RetrievalEvaluator, </text:span><text:span text:style-name="T16">I decided to </text:span><text:span text:style-name="T20">create the SimiliarityMeasure interface</text:span><text:span text:style-name="T4"> </text:span><text:span text:style-name="T16">for simplifying the implementation of additional similarity metrics (Jaccard, and Dice coefficient). </text:span><text:span text:style-name="T11">I created </text:span><text:span text:style-name="T21">classes that inherit this method</text:span><text:span text:style-name="T11">.</text:span><text:span text:style-name="T16"> </text:span><text:span text:style-name="T8">In the code I submitted for part 1 only minimal changes are thus necessary replacing the call to </text:span><text:span text:style-name="T2">computeCosineSimilarity</text:span><text:span text:style-name="T8"> in the RetrievalEvaluator </text:span><text:span text:style-name="T22">to</text:span><text:span text:style-name="T8"> </text:span><text:span text:style-name="T2">computeSimilarity </text:span><text:span text:style-name="T22">of the SimilarityMeasure interface</text:span><text:span text:style-name="T8">.</text:span><text:span text:style-name="T16"> Additionally, I </text:span><text:span text:style-name="T7">used the factory patter</text:span><text:span text:style-name="T25">n to</text:span><text:span text:style-name="T7"> configure which similarity </text:span><text:span text:style-name="T22">measure</text:span><text:span text:style-name="T7"> to use by simply specifying a UIMA parameter. </text:span><text:span text:style-name="T25">So the SimilarityMeasureFactory produces the appropriate similarity based on the parameter.</text:span><text:span text:style-name="T23"> This is a simpler variant of above and I think you get the idea without a</text:span><text:span text:style-name="T24">n additional</text:span><text:span text:style-name="T23"> diagram.</text:span></text:p>
      <text:p text:style-name="P12"><text:span text:style-name="T5">No changes in the type system were necessary for my implementation, cause the original text is stored separate from the text of the token </text:span><text:span text:style-name="T10">which could be normalized</text:span></text:p>
      <text:h text:style-name="P25" text:outline-level="1">Algorithms <text:span text:style-name="T27">and Resources</text:span></text:h>
      <text:p text:style-name="P6">The algorithms I use are straight derivations from the formula. For <text:span text:style-name="T39">both</text:span> the tokenization and <text:span text:style-name="T41">stemming (only stemming no lemmatization to avoid PoS-tagging)</text:span> I used the Stanford CoreNLP tools <text:span text:style-name="T40">in the improved version</text:span>. In addition to cosine similarity I implement the <text:span text:style-name="T34">Dice similarity </text:span>coefficient<text:span text:style-name="T34">. This is defined in vector terms (of a binary vector) as:</text:span></text:p>
      <text:p text:style-name="P7">DC(Q, D) = <draw:frame draw:style-name="fr1" draw:name="Object1" text:anchor-type="as-char" svg:y="-0.252in" svg:width="0.8382in" svg:height="0.4366in" draw:z-index="0"><draw:object xlink:href="./Object 1" xlink:type="simple" xlink:show="embed" xlink:actuate="onLoad"/><draw:image xlink:href="./ObjectReplacements/Object 1" xlink:type="simple" xlink:show="embed" xlink:actuate="onLoad"/></draw:frame></text:p>
      <text:p text:style-name="P7">Since the Dice coefficient is not a proper metric (does not satisfy triangular equality <text:span text:style-name="T44">(source: Wikipedia)</text:span>), I decided to also implement the Jaccard <text:span text:style-name="T45">similarity </text:span>coefficient as defined below:</text:p>
      <text:p text:style-name="P7">JS(Q, D) =<text:span text:style-name="T34"> </text:span><text:span text:style-name="T34"><draw:frame draw:style-name="fr1" draw:name="Object2" text:anchor-type="as-char" svg:y="-0.2535in" svg:width="1.0543in" svg:height="0.4181in" draw:z-index="1"><draw:object xlink:href="./Object 2" xlink:type="simple" xlink:show="embed" xlink:actuate="onLoad"/><draw:image xlink:href="./ObjectReplacements/Object 2" xlink:type="simple" xlink:show="embed" xlink:actuate="onLoad"/></draw:frame></text:span><text:span text:style-name="T34"> where max() is a vector function, performing an element-wise `max`</text:span></text:p>
      <text:p text:style-name="P7">Both measures use set oper<text:span text:style-name="T28">ations at its heart. Thus, the vectors</text:span><text:span text:style-name="T30"> </text:span><text:span text:style-name="T29">must be binary</text:span><text:span text:style-name="T31"> vectors indicating the presence or absence of a </text:span><text:span text:style-name="T32">type</text:span><text:span text:style-name="T31"> not the frequency! </text:span><text:span text:style-name="T33">This helps with some of the mistakes where a word is used multiple times in a wrong answer and the wrong answer gets boosted based on the word count. </text:span></text:p>
      <text:h text:style-name="P25" text:outline-level="1"><text:soft-page-break/>Experiments</text:h>
      <text:p text:style-name="P8">After implementing the <text:span text:style-name="T35">metrics, I run the AAE with 5 separate configurations (simple changes in the descriptors, no code changes necessary!). The results of this run and the necessary significance tests are below. There would have been more combinations but without using something like the Configuration Space Exploration Framework it gets very cumbersome to run so many different runs and keep a good overview. All experiments are executed on the provided data.</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Text Normalization</text:p>
          </table:table-cell>
          <table:table-cell table:style-name="Table2.A1" office:value-type="string">
            <text:p text:style-name="P16">Similarity Metric</text:p>
          </table:table-cell>
          <table:table-cell table:style-name="Table2.A1" office:value-type="string">
            <text:p text:style-name="P16">MRR</text:p>
          </table:table-cell>
          <table:table-cell table:style-name="Table2.D1" office:value-type="string">
            <text:p text:style-name="P30">p-value</text:p>
          </table:table-cell>
        </table:table-row>
        <table:table-row>
          <table:table-cell table:style-name="Table2.A2" office:value-type="string">
            <text:p text:style-name="P21">None</text:p>
          </table:table-cell>
          <table:table-cell table:style-name="Table2.A2" office:value-type="string">
            <text:p text:style-name="P18">Cosine Similarity</text:p>
          </table:table-cell>
          <table:table-cell table:style-name="Table2.A2" office:value-type="string">
            <text:p text:style-name="P19">0.4375</text:p>
          </table:table-cell>
          <table:table-cell table:style-name="Table2.D2" office:value-type="string">
            <text:p text:style-name="P31">--------</text:p>
          </table:table-cell>
        </table:table-row>
        <table:table-row>
          <table:table-cell table:style-name="Table2.A2" office:value-type="string">
            <text:p text:style-name="P22">None</text:p>
          </table:table-cell>
          <table:table-cell table:style-name="Table2.A2" office:value-type="string">
            <text:p text:style-name="P20">Dice</text:p>
          </table:table-cell>
          <table:table-cell table:style-name="Table2.A2" office:value-type="string">
            <text:p text:style-name="P28">0.4500</text:p>
          </table:table-cell>
          <table:table-cell table:style-name="Table2.D2" office:value-type="string">
            <text:p text:style-name="P31">0.5770</text:p>
          </table:table-cell>
        </table:table-row>
        <table:table-row>
          <table:table-cell table:style-name="Table2.A2" office:value-type="string">
            <text:p text:style-name="P26">None</text:p>
          </table:table-cell>
          <table:table-cell table:style-name="Table2.A2" office:value-type="string">
            <text:p text:style-name="P26">Jaccard</text:p>
          </table:table-cell>
          <table:table-cell table:style-name="Table2.A2" office:value-type="string">
            <text:p text:style-name="P28">0.4500</text:p>
          </table:table-cell>
          <table:table-cell table:style-name="Table2.D2" office:value-type="string">
            <text:p text:style-name="P31">0.6663</text:p>
          </table:table-cell>
        </table:table-row>
        <table:table-row table:style-name="Table2.5">
          <table:table-cell table:style-name="Table2.A2" office:value-type="string">
            <text:p text:style-name="P32">Stanford Tokens</text:p>
          </table:table-cell>
          <table:table-cell table:style-name="Table2.A2" office:value-type="string">
            <text:p text:style-name="P32">Cosine Similarity</text:p>
          </table:table-cell>
          <table:table-cell table:style-name="Table2.A2" office:value-type="string">
            <text:p text:style-name="P33">*0.5125</text:p>
          </table:table-cell>
          <table:table-cell table:style-name="Table2.D2" office:value-type="string">
            <text:p text:style-name="P34">0.0828</text:p>
          </table:table-cell>
        </table:table-row>
        <table:table-row>
          <table:table-cell table:style-name="Table2.A2" office:value-type="string">
            <text:p text:style-name="P29">Stanford Tokens</text:p>
          </table:table-cell>
          <table:table-cell table:style-name="Table2.A2" office:value-type="string">
            <text:p text:style-name="P29">Dice</text:p>
          </table:table-cell>
          <table:table-cell table:style-name="Table2.A2" office:value-type="string">
            <text:p text:style-name="P31">0.4875</text:p>
          </table:table-cell>
          <table:table-cell table:style-name="Table2.D2" office:value-type="string">
            <text:p text:style-name="P31">0.3299</text:p>
          </table:table-cell>
        </table:table-row>
        <table:table-row>
          <table:table-cell table:style-name="Table2.A2" office:value-type="string">
            <text:p text:style-name="P29">Stanford Tokens</text:p>
          </table:table-cell>
          <table:table-cell table:style-name="Table2.A2" office:value-type="string">
            <text:p text:style-name="P29">Jaccard</text:p>
          </table:table-cell>
          <table:table-cell table:style-name="Table2.A2" office:value-type="string">
            <text:p text:style-name="P31">0.4626</text:p>
          </table:table-cell>
          <table:table-cell table:style-name="Table2.D2" office:value-type="string">
            <text:p text:style-name="P31">0.3299</text:p>
          </table:table-cell>
        </table:table-row>
        <table:table-row>
          <table:table-cell table:style-name="Table2.A2" office:value-type="string">
            <text:p text:style-name="P20"><text:span text:style-name="T38">Stanford </text:span>Tokens/<text:span text:style-name="T43">Stemming/</text:span>Case <text:span text:style-name="T43">F</text:span>olding</text:p>
          </table:table-cell>
          <table:table-cell table:style-name="Table2.A2" office:value-type="string">
            <text:p text:style-name="P20">Cosine Similarity</text:p>
          </table:table-cell>
          <table:table-cell table:style-name="Table2.A2" office:value-type="string">
            <text:p text:style-name="P31">**0.6125</text:p>
          </table:table-cell>
          <table:table-cell table:style-name="Table2.D2" office:value-type="string">
            <text:p text:style-name="P31">0.0174</text:p>
          </table:table-cell>
        </table:table-row>
        <table:table-row>
          <table:table-cell table:style-name="Table2.A2" office:value-type="string">
            <text:p text:style-name="P20"><text:span text:style-name="T38">Stanford </text:span>Tokens/<text:span text:style-name="T43">Stemming/</text:span>Case <text:span text:style-name="T43">F</text:span>olding</text:p>
          </table:table-cell>
          <table:table-cell table:style-name="Table2.A2" office:value-type="string">
            <text:p text:style-name="P20">Dice</text:p>
          </table:table-cell>
          <table:table-cell table:style-name="Table2.A2" office:value-type="string">
            <text:p text:style-name="P31">**0.6292</text:p>
          </table:table-cell>
          <table:table-cell table:style-name="Table2.D2" office:value-type="string">
            <text:p text:style-name="P31">0.0235</text:p>
          </table:table-cell>
        </table:table-row>
        <table:table-row>
          <table:table-cell table:style-name="Table2.A2" office:value-type="string">
            <text:p text:style-name="P20"><text:span text:style-name="T38">Stanford </text:span>Tokens/<text:span text:style-name="T43">Stemming/</text:span>Case <text:span text:style-name="T43">F</text:span>olding</text:p>
          </table:table-cell>
          <table:table-cell table:style-name="Table2.A2" office:value-type="string">
            <text:p text:style-name="P20">Jaccard</text:p>
          </table:table-cell>
          <table:table-cell table:style-name="Table2.A2" office:value-type="string">
            <text:p text:style-name="P27">*<text:span text:style-name="T46">0.5958</text:span></text:p>
          </table:table-cell>
          <table:table-cell table:style-name="Table2.D2" office:value-type="string">
            <text:p text:style-name="P31">0.0705</text:p>
          </table:table-cell>
        </table:table-row>
      </table:table>
      <text:p text:style-name="P9">* <text:span text:style-name="T36">p &lt;= 0.1 ** p &lt;= 0.05 as compared to the first row (baseline). Confidence value calculated by paired t-test as implemented in apache commons math3 (</text:span><text:a xlink:type="simple" xlink:href="http://commons.apache.org/proper/commons-math/apidocs/org/apache/commons/math3/stat/inference/TTest.html#pairedTTest%28double[],%20double[]%29"><text:span text:style-name="T36">http://commons.apache.org/proper/commons-math/apidocs/org/apache/commons/math3/stat/inference/TTest.html#pairedTTest%28double[],%20double[]%29</text:span></text:a><text:span text:style-name="T36">) </text:span></text:p>
      <text:p text:style-name="P23">So the performance difference between the measures is rather small and depends a lot on the text normalization. The text normalization however provides <text:span text:style-name="T47">huge gains. Interestingly, just using tokenization without stemming and case folding, gives the biggest advantage to cosine similarity. It outperforms the baseline with 90% confidence. When adding stemming and case folding all methods improve further and all methods signficantly outperform the baseline. Both Dice and Cosine Similarity outperform the baseline with no preprocessing with more than 95% confidence. This clearly shows how important the preprocessing steps are. My effective use of patterns for using different normalizations could aid in finding even better combinations!</text:span></text:p>
      <text:p text:style-name="P24"><text:span text:style-name="T36">For the full code of my implementation, look at branch task2 in my repository: </text:span><text:a xlink:type="simple" xlink:href="https://github.com/DKlaper/HW3-dklaper/tree/task2"><text:span text:style-name="T36">https://github.com/DKlaper/HW3-dklaper/tree/task2</text:span></text:a><text:span text:style-name="T3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ac592" officeooo:paragraph-rsid="001ac59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avid Klaper (dklap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12:42:37.490071969</meta:creation-date>
    <dc:date>2014-10-15T23:21:00.057122477</dc:date>
    <meta:editing-duration>PT5H37M20S</meta:editing-duration>
    <meta:editing-cycles>62</meta:editing-cycles>
    <meta:generator>LibreOffice/4.2.6.3$Linux_X86_64 LibreOffice_project/420m0$Build-3</meta:generator>
    <meta:document-statistic meta:table-count="2" meta:image-count="0" meta:object-count="2" meta:page-count="3" meta:paragraph-count="77" meta:word-count="1001" meta:character-count="6703" meta:non-whitespace-character-count="5773"/>
  </office:meta>
</office:document-meta>
</file>

<file path=Object 1/content.xml><?xml version="1.0" encoding="utf-8"?>
<math xmlns="http://www.w3.org/1998/Math/MathML" display="block">
  <semantics>
    <mfrac>
      <mrow>
        <mn>2</mn>
        <mo stretchy="false">∗</mo>
        <mrow>
          <mo fence="true" stretchy="false">|</mo>
          <mrow>
            <mrow>
              <mi>Q</mi>
              <mo stretchy="false">⋅</mo>
              <mi>D</mi>
            </mrow>
          </mrow>
          <mo fence="true" stretchy="false">|</mo>
        </mrow>
      </mrow>
      <mrow>
        <mo fence="true" stretchy="false">(</mo>
        <mrow>
          <mrow>
            <msup>
              <mrow>
                <mo fence="true" stretchy="false">|</mo>
                <mrow>
                  <mi>Q</mi>
                </mrow>
                <mo fence="true" stretchy="false">|</mo>
              </mrow>
              <mn>2</mn>
            </msup>
            <mo stretchy="false">+</mo>
            <msup>
              <mrow>
                <mo fence="true" stretchy="false">|</mo>
                <mrow>
                  <mi>D</mi>
                </mrow>
                <mo fence="true" stretchy="false">|</mo>
              </mrow>
              <mn>2</mn>
            </msup>
          </mrow>
        </mrow>
        <mo fence="true" stretchy="false">)</mo>
      </mrow>
    </mfrac>
    <annotation encoding="StarMath 5.0">2 * lline Q cdot D rline over (lline Q rline ^2 + lline D rline ^2)</annotation>
  </semantics>
</math>
</file>

<file path=Object 2/content.xml><?xml version="1.0" encoding="utf-8"?>
<math xmlns="http://www.w3.org/1998/Math/MathML" display="block">
  <semantics>
    <mfrac>
      <mrow>
        <mo fence="true" stretchy="false">|</mo>
        <mrow>
          <mrow>
            <mi>Q</mi>
            <mo stretchy="false">⋅</mo>
            <mi>D</mi>
          </mrow>
        </mrow>
        <mo fence="true" stretchy="false">|</mo>
      </mrow>
      <mrow>
        <mo fence="true" stretchy="false">(</mo>
        <mrow>
          <mrow>
            <mo fence="true" stretchy="false">|</mo>
            <mrow>
              <mrow>
                <mi mathvariant="italic">max</mi>
                <mrow>
                  <mo fence="true" stretchy="false">(</mo>
                  <mrow>
                    <mrow>
                      <mi>Q</mi>
                      <mi>,</mi>
                      <mi>D</mi>
                    </mrow>
                  </mrow>
                  <mo fence="true" stretchy="false">)</mo>
                </mrow>
              </mrow>
            </mrow>
            <mo fence="true" stretchy="false">|</mo>
          </mrow>
        </mrow>
        <mo fence="true" stretchy="false">)</mo>
      </mrow>
    </mfrac>
    <annotation encoding="StarMath 5.0">lline Q cdot D rline over ( lline max(Q, D) rline )</annotation>
  </semantics>
</math>
</file>